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fo:text-align="start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WW8Num1" style:master-page-name="Standard">
      <style:paragraph-properties fo:text-align="start" style:justify-single-word="false"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0346667" text:style-name="WW8Num1">
        <text:list-item>
          <text:p text:style-name="P2">This<text:span text:style-name="T1"> </text:span>is<text:span text:style-name="T1"> </text:span>a<text:span text:style-name="T1"> </text:span>hierarchical<text:span text:style-name="T1"> </text:span>test<text:span text:style-name="T1"> </text:span>with<text:span text:style-name="T1"> </text:span>numbered<text:span text:style-name="T1"> </text:span>lists</text:p>
          <text:list>
            <text:list-item>
              <text:p text:style-name="P1">Indented<text:span text:style-name="T1"> </text:span>1</text:p>
              <text:list>
                <text:list-item>
                  <text:p text:style-name="P1">Indented<text:span text:style-name="T1"> </text:span>2</text:p>
                  <text:list>
                    <text:list-item>
                      <text:p text:style-name="P1">Indented<text:span text:style-name="T1"> </text:span>3</text:p>
                    </text:list-item>
                  </text:list>
                </text:list-item>
                <text:list-item>
                  <text:p text:style-name="P1">Indented<text:span text:style-name="T1"> </text:span>2</text:p>
                </text:list-item>
              </text:list>
            </text:list-item>
            <text:list-item>
              <text:p text:style-name="P1">Indented<text:span text:style-name="T1"> </text:span>1</text:p>
            </text:list-item>
          </text:list>
        </text:list-item>
        <text:list-item>
          <text:p text:style-name="P1">Back<text:span text:style-name="T1"> </text:span>out<text:span text:style-name="T1"> </text:span>to<text:span text:style-name="T1"> </text:span>base</text:p>
        </text:list-item>
        <text:list-item>
          <text:p text:style-name="P1">Hello<text:span text:style-name="T1"> </text:span>Wor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20:13</dc:date>
    <meta:editing-cycles>5</meta:editing-cycles>
    <meta:editing-duration>PT6M35S</meta:editing-duration>
    <meta:document-statistic meta:table-count="0" meta:image-count="0" meta:object-count="0" meta:page-count="1" meta:paragraph-count="8" meta:word-count="32" meta:character-count="140" meta:non-whitespace-character-count="124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